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table:style-name="Default"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table:style-name="Default"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table:style-name="Default"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table:style-name="Default"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table:style-name="Default"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table:style-name="Default"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table:style-name="Default"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table:style-name="Default"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table:style-name="Default"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table:style-name="Default"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table:style-name="Default"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table:style-name="Default"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table:style-name="Default"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table:style-name="Default"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table:style-name="Default"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table:style-name="Default"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  <table:table-row table:style-name="ro1">
          <table:table-cell office:value-type="date" office:date-value="2019-12-07" calcext:value-type="date">
            <text:p>2019-12-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ython upgrade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4 installation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Linux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chpower on Pi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Python VM: </text:span>Django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Grafana and InfluxDB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VM: Redis and Celery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ogging, reboot of grafana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stallation on Pi4: project, Django, Influx, Grafana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llation on Pi4: Celery, Redis, all running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mote.it, nginx and gunicorn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script as a service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ashboards, ale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00/00/00</text:date>, <text:time style:data-style-name="N2" text:time-value="21:09:07.232788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20-03-18T21:09:58.485685554</dc:date>
    <meta:editing-duration>PT1H4S</meta:editing-duration>
    <meta:editing-cycles>43</meta:editing-cycles>
    <meta:generator>LibreOffice/6.0.7.3$Linux_X86_64 LibreOffice_project/00m0$Build-3</meta:generator>
    <meta:document-statistic meta:table-count="1" meta:cell-count="135" meta:object-count="0"/>
  </office:meta>
</office:document-meta>
</file>